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2" style:family="paragraph" style:parent-style-name="Standard">
      <style:text-properties style:font-name="Calibri Light" fo:font-size="11pt" officeooo:rsid="001bd41b" officeooo:paragraph-rsid="0022bd30" style:font-size-asian="11pt" style:font-size-complex="11pt"/>
    </style:style>
    <style:style style:name="P3" style:family="paragraph" style:parent-style-name="Standard">
      <style:text-properties style:font-name="Calibri Light" fo:font-size="11pt" officeooo:rsid="00249f33" officeooo:paragraph-rsid="00249f33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Calibri Light" fo:font-size="12pt" fo:font-weight="bold" officeooo:rsid="0019ab4d" officeooo:paragraph-rsid="0019ab4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 Light" fo:font-size="11pt" fo:font-weight="bold" officeooo:rsid="0019ab4d" officeooo:paragraph-rsid="001cc558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Calibri Light" fo:font-size="11pt" fo:font-weight="bold" officeooo:rsid="00249f33" officeooo:paragraph-rsid="00249f33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Calibri Light" fo:font-size="11pt" fo:font-weight="bold" officeooo:rsid="00249f33" officeooo:paragraph-rsid="00261a27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libri Light" fo:font-size="11pt" fo:font-weight="bold" officeooo:rsid="00261a27" officeooo:paragraph-rsid="00261a27" style:font-size-asian="11pt" style:font-weight-asian="bold" style:font-size-complex="11pt" style:font-weight-complex="bold"/>
    </style:style>
    <style:style style:name="P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color="#666666" loext:opacity="100%" style:font-name="Consolas" fo:font-size="9pt" officeooo:rsid="0019ab4d" officeooo:paragraph-rsid="001cc558" style:font-size-asian="9pt" style:font-size-complex="9pt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666666" loext:opacity="100%" style:font-name="Consolas" fo:font-size="9pt" officeooo:rsid="0019ab4d" officeooo:paragraph-rsid="00278293" style:font-size-asian="9pt" style:font-size-complex="9pt"/>
    </style:style>
    <style:style style:name="P1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color="#666666" loext:opacity="100%" style:font-name="Consolas" fo:font-size="9pt" officeooo:rsid="0019ab4d" officeooo:paragraph-rsid="00278293" style:font-size-asian="9pt" style:font-size-complex="9pt"/>
    </style:style>
    <style:style style:name="P12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666666" loext:opacity="100%" style:font-name="Consolas" fo:font-size="9pt" officeooo:rsid="0019ab4d" officeooo:paragraph-rsid="00278293" style:font-size-asian="9pt" style:font-size-complex="9pt"/>
    </style:style>
    <style:style style:name="P1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color="#666666" loext:opacity="100%" style:font-name="Consolas" fo:font-size="9pt" officeooo:rsid="0019ab4d" officeooo:paragraph-rsid="0028bd45" style:font-size-asian="9pt" style:font-size-complex="9pt"/>
    </style:style>
    <style:style style:name="P1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color="#666666" loext:opacity="100%" style:font-name="Consolas" fo:font-size="9pt" officeooo:rsid="002bfc75" officeooo:paragraph-rsid="002bfc75" style:font-size-asian="9pt" style:font-size-complex="9pt"/>
    </style:style>
    <style:style style:name="P1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color="#666666" loext:opacity="100%" style:font-name="Consolas" fo:font-size="9pt" officeooo:rsid="002bfc75" officeooo:paragraph-rsid="00304aa4" style:font-size-asian="9pt" style:font-size-complex="9pt"/>
    </style:style>
    <style:style style:name="P16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666666" loext:opacity="100%" style:font-name="Consolas" fo:font-size="9pt" style:text-underline-style="none" fo:font-weight="normal" officeooo:rsid="0019ab4d" officeooo:paragraph-rsid="00278293" style:font-size-asian="9pt" style:font-weight-asian="normal" style:font-size-complex="9pt" style:font-weight-complex="normal"/>
    </style:style>
    <style:style style:name="P1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color="#666666" loext:opacity="100%" style:font-name="Consolas" fo:font-size="9pt" style:text-underline-style="none" fo:font-weight="normal" officeooo:rsid="0019ab4d" officeooo:paragraph-rsid="00278293" style:font-size-asian="9pt" style:font-weight-asian="normal" style:font-size-complex="9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666666" loext:opacity="100%" style:font-name="Consolas" fo:font-size="9pt" fo:font-weight="normal" officeooo:rsid="0019ab4d" officeooo:paragraph-rsid="001cc558" style:font-size-asian="9pt" style:font-weight-asian="normal" style:font-size-complex="9pt" style:font-weight-complex="normal"/>
    </style:style>
    <style:style style:name="P1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color="#666666" loext:opacity="100%" style:font-name="Consolas" fo:font-size="9pt" fo:font-weight="normal" officeooo:rsid="0019ab4d" officeooo:paragraph-rsid="001cc558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9f33" style:font-weight-asian="bold" style:font-weight-complex="bold"/>
    </style:style>
    <style:style style:name="T3" style:family="text">
      <style:text-properties fo:font-weight="bold" officeooo:rsid="0027c5ba" style:font-weight-asian="bold" style:font-weight-complex="bold"/>
    </style:style>
    <style:style style:name="T4" style:family="text">
      <style:text-properties fo:font-weight="bold" officeooo:rsid="0028bd45" style:font-weight-asian="bold" style:font-weight-complex="bold"/>
    </style:style>
    <style:style style:name="T5" style:family="text">
      <style:text-properties fo:font-weight="bold" officeooo:rsid="00304aa4" style:font-weight-asian="bold" style:font-weight-complex="bold"/>
    </style:style>
    <style:style style:name="T6" style:family="text">
      <style:text-properties fo:font-weight="bold" officeooo:rsid="00341a15" style:font-weight-asian="bold" style:font-weight-complex="bold"/>
    </style:style>
    <style:style style:name="T7" style:family="text">
      <style:text-properties officeooo:rsid="001d973c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officeooo:rsid="00249f33" style:font-style-asian="normal" style:font-weight-asian="normal" style:font-style-complex="normal" style:font-weight-complex="normal"/>
    </style:style>
    <style:style style:name="T10" style:family="text">
      <style:text-properties officeooo:rsid="001cc558"/>
    </style:style>
    <style:style style:name="T11" style:family="text">
      <style:text-properties officeooo:rsid="00249f33"/>
    </style:style>
    <style:style style:name="T12" style:family="text">
      <style:text-properties officeooo:rsid="00261a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 Consultas MongoDB</text:p>
      <text:p text:style-name="P1"/>
      <text:p text:style-name="P2">A travé<text:span text:style-name="T7">s </text:span>de Comp<text:span text:style-name="T7">ass</text:span> de MongoDB, accede al archivo <text:span text:style-name="T8">users_1.7m </text:span><text:span text:style-name="T9">y realiza las siguientes busquedas.</text:span></text:p>
      <text:p text:style-name="P1"/>
      <text:p text:style-name="P5">Ejercicio <text:span text:style-name="T10">1</text:span>.- <text:span text:style-name="T11">Busca los usuarios con una edad entre 80 y 90 años (ambos no incluidos).</text:span></text:p>
      <text:p text:style-name="P18"/>
      <text:p text:style-name="P9"><text:span text:style-name="T2">{$and:[<text:line-break/>{age:{$gte:</text:span><text:span text:style-name="T4">81</text:span><text:span text:style-name="T2">}},<text:line-break/>{age:{$lte:</text:span><text:span text:style-name="T4">89</text:span><text:span text:style-name="T2">}}<text:line-break/>]}</text:span></text:p>
      <text:p text:style-name="P19"/>
      <text:p text:style-name="P6">Ejercicio 2.- Busca los usuarios con un nombre que comience por una vocal.</text:p>
      <text:p text:style-name="P10"><text:span text:style-name="T2"/></text:p>
      <text:p text:style-name="P11"><text:span text:style-name="T2">{$or:[</text:span></text:p>
      <text:p text:style-name="P11"><text:span text:style-name="T2"><text:s text:c="2"/>{name:{$regex:/^A/}},</text:span></text:p>
      <text:p text:style-name="P11"><text:span text:style-name="T2"><text:s text:c="2"/>{name:{$regex:/^E/}},</text:span></text:p>
      <text:p text:style-name="P11"><text:span text:style-name="T2"><text:s text:c="2"/>{name:{$regex:/^I/}},</text:span></text:p>
      <text:p text:style-name="P11"><text:span text:style-name="T2"><text:s text:c="2"/>{name:{$regex:/^O/}},</text:span></text:p>
      <text:p text:style-name="P11"><text:span text:style-name="T2"><text:s text:c="2"/>{name:{$regex:/^U/}}</text:span></text:p>
      <text:p text:style-name="P11"><text:span text:style-name="T2">]}</text:span></text:p>
      <text:p text:style-name="P11"><text:span text:style-name="T2"/></text:p>
      <text:p text:style-name="P6">Ejercicio 3.- Busca los usuarios que vivan en una ciudad que no empiece por una vocal.</text:p>
      <text:p text:style-name="P10"><text:span text:style-name="T2"/></text:p>
      <text:p text:style-name="P11"><text:span text:style-name="T2">{$and:[<text:line-break/> <text:s/>{city:{$not:{$regex:/^A/}}},<text:line-break/> <text:s/>{city:{$not:{$regex:/^E/}}},<text:line-break/> <text:s/>{city:{$not:{$regex:/^O/}}},<text:line-break/> <text:s/>{city:{$not:{$regex:/^U/}}},<text:line-break/> <text:s/>{city:{$not:{$regex:/^I/}}},<text:line-break/>]}</text:span></text:p>
      <text:p text:style-name="P11"><text:span text:style-name="T2"/></text:p>
      <text:p text:style-name="P3"><text:span text:style-name="T1">Ejercicio 4.- Busca los usuarios con una edad mayor a 90, o que la última letra de su nombre y ciudad sea igual a “s”.</text:span></text:p>
      <text:p text:style-name="P10"><text:span text:style-name="T2"/></text:p>
      <text:p text:style-name="P11"><text:span text:style-name="T2">{$or:[</text:span></text:p>
      <text:p text:style-name="P11"><text:span text:style-name="T2"><text:tab/>{age:{$gte:90}},</text:span></text:p>
      <text:p text:style-name="P11"><text:span text:style-name="T2"><text:tab/></text:span></text:p>
      <text:p text:style-name="P11"><text:span text:style-name="T2"><text:tab/>{$and:[</text:span></text:p>
      <text:p text:style-name="P11"><text:span text:style-name="T2"><text:tab/>{name:{$regex:/s$/}},</text:span></text:p>
      <text:p text:style-name="P11"><text:span text:style-name="T2"><text:tab/>{city:{$regex:/s$/}}</text:span></text:p>
      <text:p text:style-name="P11"><text:span text:style-name="T2"><text:tab/>]}</text:span></text:p>
      <text:p text:style-name="P11"><text:span text:style-name="T2">]}</text:span></text:p>
      <text:p text:style-name="P11"><text:span text:style-name="T2"/></text:p>
      <text:p text:style-name="P6">Ejercicio 5.- Busca los usuarios con un id divisible por 10 y menor que 50.</text:p>
      <text:p text:style-name="P10"><text:span text:style-name="T3"/></text:p>
      <text:p text:style-name="P11"><text:span text:style-name="T3">{id:{$in:[10, 20, 30, 40]}}</text:span></text:p>
      <text:p text:style-name="P11"><text:span text:style-name="T3"/></text:p>
      <text:p text:style-name="P11"><text:span text:style-name="T3">-- </text:span><text:span text:style-name="T5">Otra forma:</text:span></text:p>
      <text:p text:style-name="P11"><text:span text:style-name="T5"/></text:p>
      <text:p text:style-name="P14"><text:span text:style-name="T3">{</text:span><text:span text:style-name="T1">$and:[</text:span></text:p>
      <text:p text:style-name="P15"><text:span text:style-name="T1">{id:{$lte:50}},</text:span></text:p>
      <text:p text:style-name="P15"><text:span text:style-name="T3">{id:{$in:[10, 20, 30, 40]}}</text:span></text:p>
      <text:p text:style-name="P14"><text:span text:style-name="T1">]}</text:span></text:p>
      <text:p text:style-name="P14"><text:span text:style-name="T1"/></text:p>
      <text:p text:style-name="P11"><text:span text:style-name="T2"/></text:p>
      <text:p text:style-name="P7">Ejercicio <text:span text:style-name="T12">6</text:span>.- Busca los usuarios <text:span text:style-name="T12">que no vivan en Boston o en Portland, y que se llamen Emily o Liam.</text:span></text:p>
      <text:p text:style-name="P10"><text:span text:style-name="T2"/></text:p>
      <text:p text:style-name="P11"><text:span text:style-name="T2">{$and:[<text:tab/></text:span></text:p>
      <text:p text:style-name="P11"><text:span text:style-name="T2">{city:{$nin:["Boston", "Portland"]}},</text:span></text:p>
      <text:p text:style-name="P11"><text:span text:style-name="T2">{name:{$in:["Emily", "Liam"]}},<text:tab/></text:span></text:p>
      <text:p text:style-name="P11"><text:span text:style-name="T2">]}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8"><text:soft-page-break/>Ejercicio 7.- Busca los usuarios que se llamen Michael, que tengan más de 30 años y que no sean de Austin, o que simplemente tengan menos de 35 años.</text:p>
      <text:p text:style-name="P16"/>
      <text:p text:style-name="P11"><text:span text:style-name="T2">{$or:[<text:line-break/><text:tab/>{$and:[<text:line-break/><text:tab/>{name:{$eq:"Michael"}},<text:line-break/><text:tab/>{age:{$gt:30}},<text:line-break/><text:tab/>{city:{$ne:"Austin"}}<text:line-break/><text:tab/>]},<text:line-break/><text:tab/><text:line-break/><text:tab/>{age:{$lt:35}}<text:line-break/>]}</text:span></text:p>
      <text:p text:style-name="P17"/>
      <text:p text:style-name="P6">Ejercicio <text:span text:style-name="T12">8</text:span>.- Busca los usuarios con un id divisible por 5 y menor que 20, y con una edad menor entre 80 y 90 años (ambos incluidos) no divisible por 5.</text:p>
      <text:p text:style-name="P11"><text:span text:style-name="T2"/></text:p>
      <text:p text:style-name="P11"><text:span text:style-name="T4">{$and:[</text:span></text:p>
      <text:p text:style-name="P11"><text:span text:style-name="T4"><text:tab/>{id:{$in:[</text:span><text:span text:style-name="T6">0, </text:span><text:span text:style-name="T4">5, 10, 15, 20]}},</text:span></text:p>
      <text:p text:style-name="P13"><text:span text:style-name="T4"><text:tab/>{age:{$in:[81, 82, 83, 84, 86, 87, 88, 89]}},</text:span></text:p>
      <text:p text:style-name="P11"><text:span text:style-name="T4"><text:tab/></text:span></text:p>
      <text:p text:style-name="P11"><text:span text:style-name="T4">]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5-03-20T09:27:45.724000000</dc:date>
    <meta:editing-duration>PT3H41M23S</meta:editing-duration>
    <meta:editing-cycles>30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43" meta:word-count="251" meta:character-count="1738" meta:non-whitespace-character-count="1489"/>
  </office:meta>
</office:document-meta>
</file>